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Lienhypertexte" style:family="text">
      <style:text-properties fo:language="en" fo:country="US"/>
    </style:style>
    <style:style style:name="T4" style:parent-style-name="DefaultParagraphFont" style:family="text">
      <style:text-properties fo:language="en" fo:country="US"/>
    </style:style>
    <style:style style:name="T5" style:parent-style-name="Lienhypertexte" style:family="text">
      <style:text-properties fo:language="en" fo:country="US"/>
    </style:style>
    <style:style style:name="T6" style:parent-style-name="DefaultParagraphFont" style:family="text">
      <style:text-properties fo:language="en" fo:country="US"/>
    </style:style>
    <style:style style:name="T7" style:parent-style-name="Lienhypertexte" style:family="text">
      <style:text-properties fo:language="en" fo:country="US"/>
    </style:style>
    <style:style style:name="T8" style:parent-style-name="DefaultParagraphFont" style:family="text">
      <style:text-properties fo:language="en" fo:country="US"/>
    </style:style>
    <style:style style:name="T9" style:parent-style-name="Lienhypertexte" style:family="text">
      <style:text-properties fo:language="en" fo:country="US"/>
    </style:style>
    <style:style style:name="T10" style:parent-style-name="DefaultParagraphFont" style:family="text">
      <style:text-properties fo:language="en" fo:country="US"/>
    </style:style>
    <style:style style:name="T11" style:parent-style-name="Lienhypertexte" style:family="text">
      <style:text-properties fo:language="en" fo:country="US"/>
    </style:style>
    <style:style style:name="T12" style:parent-style-name="Lienhypertexte" style:family="text">
      <style:text-properties fo:language="en" fo:country="US"/>
    </style:style>
    <style:style style:name="T13" style:parent-style-name="DefaultParagraphFont" style:family="text">
      <style:text-properties fo:language="en" fo:country="US"/>
    </style:style>
    <style:style style:name="T14" style:parent-style-name="Lienhypertexte" style:family="text">
      <style:text-properties fo:language="en" fo:country="US"/>
    </style:style>
    <style:style style:name="T15" style:parent-style-name="Lienhypertexte" style:family="text">
      <style:text-properties fo:language="en" fo:country="US"/>
    </style:style>
    <style:style style:name="T16" style:parent-style-name="Lienhypertexte" style:family="text">
      <style:text-properties fo:language="en" fo:country="US"/>
    </style:style>
    <style:style style:name="T17" style:parent-style-name="Lienhypertexte" style:family="text">
      <style:text-properties fo:language="en" fo:country="US"/>
    </style:style>
    <style:style style:name="T18" style:parent-style-name="Lienhypertexte" style:family="text">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paragraph-properties fo:margin-left="0.4916in">
        <style:tab-stops/>
      </style:paragraph-properties>
      <style:text-properties fo:language="en" fo:country="US"/>
    </style:style>
    <style:style style:name="P28" style:parent-style-name="Paragraphedeliste" style:list-style-name="LFO1" style:family="paragraph"/>
    <style:style style:name="T29" style:parent-style-name="DefaultParagraphFont" style:family="text">
      <style:text-properties fo:language="en" fo:country="US"/>
    </style:style>
    <style:style style:name="T30" style:parent-style-name="Lienhypertexte" style:family="text">
      <style:text-properties fo:language="en" fo:country="US"/>
    </style:style>
    <style:style style:name="T31" style:parent-style-name="DefaultParagraphFont" style:family="text">
      <style:text-properties fo:language="en" fo:country="US"/>
    </style:style>
    <style:style style:name="P32" style:parent-style-name="Paragraphedeliste" style:list-style-name="LFO1" style:family="paragraph">
      <style:text-properties fo:language="en" fo:country="US"/>
    </style:style>
    <style:style style:name="P33" style:parent-style-name="Paragraphedeliste" style:list-style-name="LFO1" style:family="paragraph">
      <style:text-properties fo:language="en" fo:country="US"/>
    </style:style>
    <style:style style:name="P34" style:parent-style-name="Paragraphedeliste" style:list-style-name="LFO1" style:family="paragraph">
      <style:text-properties fo:language="en" fo:country="US"/>
    </style:style>
    <style:style style:name="P35" style:parent-style-name="Paragraphedeliste" style:list-style-name="LFO1" style:family="paragraph"/>
    <style:style style:name="T36" style:parent-style-name="DefaultParagraphFont" style:family="text">
      <style:text-properties fo:language="en" fo:country="US"/>
    </style:style>
    <style:style style:name="T37" style:parent-style-name="Lienhypertexte" style:family="text">
      <style:text-properties fo:language="en" fo:country="US"/>
    </style:style>
    <style:style style:name="T38" style:parent-style-name="DefaultParagraphFont" style:family="text">
      <style:text-properties fo:language="en" fo:country="US"/>
    </style:style>
    <style:style style:name="P39" style:parent-style-name="Paragraphedeliste" style:list-style-name="LFO1" style:family="paragraph">
      <style:text-properties fo:language="en" fo:country="US"/>
    </style:style>
    <style:style style:name="P40" style:parent-style-name="Paragraphedeliste" style:list-style-name="LFO1" style:family="paragraph">
      <style:text-properties fo:language="en" fo:country="US"/>
    </style:style>
    <style:style style:name="P41" style:parent-style-name="Paragraphedeliste" style:list-style-name="LFO1" style:family="paragraph"/>
    <style:style style:name="T42" style:parent-style-name="DefaultParagraphFont" style:family="text">
      <style:text-properties fo:language="en" fo:country="US"/>
    </style:style>
    <style:style style:name="P43" style:parent-style-name="Paragraphedeliste" style:list-style-name="LFO1" style:family="paragraph">
      <style:text-properties fo:language="en" fo:country="US"/>
    </style:style>
    <style:style style:name="P44" style:parent-style-name="Paragraphedeliste" style:list-style-name="LFO1" style:family="paragraph"/>
    <style:style style:name="T45" style:parent-style-name="DefaultParagraphFont" style:family="text">
      <style:text-properties fo:language="en" fo:country="US"/>
    </style:style>
    <style:style style:name="T46" style:parent-style-name="Lienhypertexte" style:family="text">
      <style:text-properties fo:language="en" fo:country="US"/>
    </style:style>
    <style:style style:name="T47" style:parent-style-name="DefaultParagraphFont" style:family="text">
      <style:text-properties fo:language="en" fo:country="US"/>
    </style:style>
    <style:style style:name="P48" style:parent-style-name="Paragraphedeliste" style:list-style-name="LFO1" style:family="paragraph">
      <style:text-properties fo:language="en" fo:country="US"/>
    </style:style>
    <style:style style:name="P49" style:parent-style-name="Paragraphedeliste" style:family="paragraph">
      <style:paragraph-properties fo:margin-left="0.25in">
        <style:tab-stops/>
      </style:paragraph-properties>
    </style:style>
    <style:style style:name="P50" style:parent-style-name="Paragraphedeliste" style:family="paragraph">
      <style:paragraph-properties fo:margin-left="0.25in">
        <style:tab-stops/>
      </style:paragraph-properties>
    </style:style>
    <style:style style:name="P51" style:parent-style-name="Paragraphedeliste" style:list-style-name="LFO2" style:family="paragraph"/>
    <style:style style:name="P52" style:parent-style-name="Paragraphedeliste" style:list-style-name="LFO2" style:family="paragraph">
      <style:text-properties fo:language="en" fo:country="US"/>
    </style:style>
    <style:style style:name="P53" style:parent-style-name="Paragraphedeliste" style:list-style-name="LFO2" style:family="paragraph">
      <style:text-properties fo:language="en" fo:country="US"/>
    </style:style>
    <style:style style:name="P54" style:parent-style-name="Paragraphedeliste" style:list-style-name="LFO2" style:family="paragraph">
      <style:text-properties fo:language="en" fo:country="US"/>
    </style:style>
    <style:style style:name="P55" style:parent-style-name="Paragraphedeliste" style:list-style-name="LFO2" style:family="paragraph"/>
    <style:style style:name="T56" style:parent-style-name="DefaultParagraphFont" style:family="text">
      <style:text-properties fo:language="en" fo:country="US"/>
    </style:style>
    <style:style style:name="T57" style:parent-style-name="Lienhypertexte"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P60" style:parent-style-name="Paragraphedeliste" style:list-style-name="LFO2" style:family="paragraph"/>
    <style:style style:name="T61" style:parent-style-name="DefaultParagraphFont" style:family="text">
      <style:text-properties fo:language="en" fo:country="US"/>
    </style:style>
    <style:style style:name="T62" style:parent-style-name="Lienhypertexte"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P65" style:parent-style-name="Paragraphedeliste" style:list-style-name="LFO2" style:family="paragraph">
      <style:text-properties fo:language="en" fo:country="US"/>
    </style:style>
    <style:style style:name="P66" style:parent-style-name="Paragraphedeliste" style:list-style-name="LFO2" style:family="paragraph">
      <style:text-properties fo:language="en" fo:country="US"/>
    </style:style>
    <style:style style:name="P67" style:parent-style-name="Paragraphedeliste" style:list-style-name="LFO2" style:family="paragraph">
      <style:text-properties fo:language="en" fo:country="US"/>
    </style:style>
    <style:style style:name="P68" style:parent-style-name="Paragraphedeliste" style:list-style-name="LFO2" style:family="paragraph">
      <style:text-properties fo:language="en" fo:country="US"/>
    </style:style>
    <style:style style:name="P69" style:parent-style-name="Paragraphedeliste" style:list-style-name="LFO2" style:family="paragraph">
      <style:text-properties fo:language="en" fo:country="US"/>
    </style:style>
    <style:style style:name="P70" style:parent-style-name="Paragraphedeliste" style:list-style-name="LFO2" style:family="paragraph">
      <style:text-properties fo:language="en" fo:country="US"/>
    </style:style>
    <style:style style:name="P71" style:parent-style-name="Paragraphedeliste" style:list-style-name="LFO2" style:family="paragraph">
      <style:text-properties fo:language="en" fo:country="US"/>
    </style:style>
    <style:style style:name="P72" style:parent-style-name="Paragraphedeliste" style:list-style-name="LFO2" style:family="paragraph">
      <style:text-properties fo:language="en" fo:country="US"/>
    </style:style>
    <style:style style:name="P73" style:parent-style-name="Paragraphedeliste" style:list-style-name="LFO2" style:family="paragraph">
      <style:text-properties fo:language="en" fo:country="US"/>
    </style:style>
    <style:style style:name="P74" style:parent-style-name="Normal" style:family="paragraph">
      <style:paragraph-properties fo:margin-left="0.4916in">
        <style:tab-stops/>
      </style:paragraph-properties>
      <style:text-properties fo:language="en" fo:country="US"/>
    </style:style>
    <style:style style:name="P75" style:parent-style-name="Normal" style:family="paragraph">
      <style:paragraph-properties fo:margin-left="0.4916in">
        <style:tab-stops/>
      </style:paragraph-properties>
      <style:text-properties fo:language="en" fo:country="US"/>
    </style:style>
    <style:style style:name="P76" style:parent-style-name="Normal" style:family="paragraph">
      <style:paragraph-properties fo:margin-left="0.9833in">
        <style:tab-stops/>
      </style:paragraph-properties>
      <style:text-properties fo:language="en" fo:country="US"/>
    </style:style>
    <style:style style:name="P77" style:parent-style-name="Normal" style:family="paragraph">
      <style:paragraph-properties fo:margin-left="0.9833in">
        <style:tab-stops/>
      </style:paragraph-properties>
      <style:text-properties fo:language="en" fo:country="US"/>
    </style:style>
    <style:style style:name="P78" style:parent-style-name="Normal" style:family="paragraph">
      <style:paragraph-properties fo:margin-left="0.9833in">
        <style:tab-stops/>
      </style:paragraph-properties>
      <style:text-properties fo:language="en" fo:country="US"/>
    </style:style>
    <style:style style:name="P79" style:parent-style-name="Normal" style:family="paragraph">
      <style:paragraph-properties fo:margin-left="0.9833in">
        <style:tab-stops/>
      </style:paragraph-properties>
      <style:text-properties fo:language="en" fo:country="US"/>
    </style:style>
    <style:style style:name="P80" style:parent-style-name="Normal" style:family="paragraph">
      <style:paragraph-properties fo:margin-left="0.9833in">
        <style:tab-stops/>
      </style:paragraph-properties>
      <style:text-properties fo:language="en" fo:country="US"/>
    </style:style>
    <style:style style:name="P81" style:parent-style-name="Normal" style:family="paragraph">
      <style:paragraph-properties fo:margin-left="0.9833in">
        <style:tab-stops/>
      </style:paragraph-properties>
      <style:text-properties fo:language="en" fo:country="US"/>
    </style:style>
    <style:style style:name="P82" style:parent-style-name="Normal" style:family="paragraph">
      <style:paragraph-properties fo:margin-left="0.9833in">
        <style:tab-stops/>
      </style:paragraph-properties>
      <style:text-properties fo:language="en" fo:country="US"/>
    </style:style>
    <style:style style:name="P83" style:parent-style-name="Normal" style:family="paragraph">
      <style:paragraph-properties fo:margin-left="0.9833in">
        <style:tab-stops/>
      </style:paragraph-properties>
      <style:text-properties fo:language="en" fo:country="US"/>
    </style:style>
    <style:style style:name="P84" style:parent-style-name="Paragraphedeliste" style:family="paragraph">
      <style:paragraph-properties fo:margin-left="1.9666in">
        <style:tab-stops/>
      </style:paragraph-properties>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office:automatic-styles>
  <office:body>
    <office:text text:use-soft-page-breaks="true">
      <text:p text:style-name="P1"><text:span text:style-name="T2">From : <text:s/></text:span><text:a xlink:href="mailto:benie.kimpuela@epitech.eu" office:target-frame-name="_top" xlink:show="replace"><text:span text:style-name="T3">benie.kimpuela@epitech.eu</text:span></text:a></text:p>
      <text:p text:style-name="Normal"><text:span text:style-name="T4">To :<text:s/></text:span><text:a xlink:href="mailto:sofia.sofware_graphics@epitech.eu" office:target-frame-name="_top" xlink:show="replace"><text:span text:style-name="T5">sofia.sofware_graphics@epitech.eu</text:span></text:a><text:span text:style-name="T6">,<text:s/></text:span><text:a xlink:href="mailto:alex.hardware@epitech.eu" office:target-frame-name="_top" xlink:show="replace"><text:span text:style-name="T7">alex.hardware@epitech.eu</text:span></text:a><text:span text:style-name="T8">,<text:s/></text:span><text:a xlink:href="mailto:sonia.software@epitech.eu" office:target-frame-name="_top" xlink:show="replace"><text:span text:style-name="T9">sonia.software@epitech.eu</text:span></text:a><text:span text:style-name="T10">,</text:span></text:p>
      <text:p text:style-name="Normal"><text:a xlink:href="mailto:Pauline_confirmed.software@epitech.eu" office:target-frame-name="_top" xlink:show="replace"><text:span text:style-name="T11">Pauline_confirmed.software@epitech.eu</text:span></text:a><text:span text:style-name="T12"> <text:s/></text:span></text:p>
      <text:p text:style-name="Normal"><text:span text:style-name="T13">CC :</text:span><text:span text:style-name="T14"><text:s/></text:span><text:a xlink:href="mailto:bandiougou.traore@epitech" office:target-frame-name="_top" xlink:show="replace"><text:span text:style-name="T15">bandiougou.traore@epitech</text:span></text:a><text:span text:style-name="T16">,</text:span><text:span text:style-name="T17"><text:s/></text:span><text:a xlink:href="mailto:christian.rizk@epitech.eu" office:target-frame-name="_top" xlink:show="replace"><text:span text:style-name="T18">christian.rizk@epitech.eu</text:span></text:a></text:p>
      <text:p text:style-name="P19"/>
      <text:p text:style-name="P20">Subject: Presentation of the<text:s/>Iron Man Suit<text:s/>Project</text:p>
      <text:p text:style-name="P21"/>
      <text:p text:style-name="P22">Dear member of the team,<text:s/></text:p>
      <text:p text:style-name="P23"/>
      <text:p text:style-name="P24">The goal of this document is to present the various aspects of the project that you will be working on. I will also explain our management methods, and the different steps that we will have to go through in order to complete the project on time.</text:p>
      <text:p text:style-name="P25"/>
      <text:p text:style-name="P26">First thing, there will be three Etape , each of which will be composed of different tasks, themselves containing possible sub feature. Everything will be listed below.</text:p>
      <text:p text:style-name="P27">-Etape n°1 : 3D-print the suits<text:s/></text:p>
      <text:list text:style-name="LFO1" text:continue-numbering="true">
        <text:list-item>
          <text:p text:style-name="P28"><text:span text:style-name="T29">Task n°1 :Choose the materials (assigned to<text:s/></text:span><text:a xlink:href="mailto:alex.hardware@epitech.eu" office:target-frame-name="_top" xlink:show="replace"><text:span text:style-name="T30">alex.hardware@epitech.eu</text:span></text:a><text:span text:style-name="T31"><text:s/>)<text:s/></text:span></text:p>
          <text:list text:continue-numbering="true">
            <text:list-item>
              <text:p text:style-name="P32">Pick a 3D printer that can build complex models<text:s/></text:p>
            </text:list-item>
            <text:list-item>
              <text:p text:style-name="P33">Pick a resin that is solid enough to resist impacts, to foresee the case where the suit would fall or where there would be a problem with transport.</text:p>
            </text:list-item>
            <text:list-item>
              <text:p text:style-name="P34">Use those costs to<text:s/>provide a detailed budget request, that you will have to submit to our CFO.</text:p>
            </text:list-item>
          </text:list>
        </text:list-item>
        <text:list-item>
          <text:p text:style-name="P35"><text:span text:style-name="T36">Task n°2 : Print the components separately (assigned to<text:s/></text:span><text:a xlink:href="mailto:alex.hardware@epitech.eu" office:target-frame-name="_top" xlink:show="replace"><text:span text:style-name="T37">alex.hardware@epitech.eu</text:span></text:a><text:span text:style-name="T38"><text:s/>)<text:s/></text:span></text:p>
          <text:list text:continue-numbering="true">
            <text:list-item>
              <text:p text:style-name="P39">Construct a theoretical scheme to give yourself<text:s/>an idea about how you are going to assemble the suit<text:s/></text:p>
            </text:list-item>
            <text:list-item>
              <text:p text:style-name="P40">Consider that the first suit will not be perfect. In order not to rebuild everything from scratch every time that we detect a mistake, build different schemes for different armors. Indeed, multiple suits will be printed, with different characteristics, to see which one fits our project best.</text:p>
            </text:list-item>
            <text:list-item>
              <text:p text:style-name="P41"><text:span text:style-name="T42">Print each designed suit separately. Every time, build the components two by two, <text:s/>to see if they fit together.<text:s/></text:span>If not, provide the necessary corrections.<text:s/></text:p>
            </text:list-item>
            <text:list-item>
              <text:p text:style-name="P43">Considering the specificities of the suit, double-check everything to minimize the cost.</text:p>
            </text:list-item>
          </text:list>
        </text:list-item>
        <text:list-item>
          <text:p text:style-name="P44"><text:span text:style-name="T45">Task n°3 : Assemble the suits ( assigned to<text:s/></text:span><text:a xlink:href="mailto:alex.hardware@epitech.eu" office:target-frame-name="_top" xlink:show="replace"><text:span text:style-name="T46">alex.hardware@epitech.eu</text:span></text:a><text:span text:style-name="T47">)<text:s/></text:span></text:p>
          <text:list text:continue-numbering="true">
            <text:list-item>
              <text:p text:style-name="P48">Once all the components for all the suits have all<text:s/>been printed, assemble the suit so we can test it thoroughly and see if It is functional. Always build the suit so that they can be disassembled later. Let’s not forget that software will be implanted later.<text:s/></text:p>
            </text:list-item>
          </text:list>
        </text:list-item>
      </text:list>
      <text:p text:style-name="P49"/>
      <text:p text:style-name="P50"/>
      <text:list text:style-name="LFO2" text:continue-numbering="true">
        <text:list-item>
          <text:p text:style-name="P51">Etape n°2 : Robotization<text:s/></text:p>
        </text:list-item>
        <text:list-item>
          <text:p text:style-name="P52">Task n°1 : Decide which parts of the suit should be robotized (assigned to the whole technical team)<text:s/></text:p>
          <text:list text:continue-numbering="true">
            <text:list-item>
              <text:p text:style-name="P53">Two things will have to be considered. The first one, and the most evident, is the cost. Do not robotize the whole suit. It would be incredible, but probably unnecessary, and we are <text:s/>not sure that we could afford it.<text:s/></text:p>
            </text:list-item>
            <text:list-item>
              <text:p text:style-name="P54">The second thing is the communication around the suit. It is indeed meant to be showcased to the public, to show the capacities of the Hub. Which means it must touch the public directly, both with its technological performances and the « suprise » effect.</text:p>
            </text:list-item>
          </text:list>
        </text:list-item>
        <text:list-item>
          <text:p text:style-name="P55"><text:span text:style-name="T56">Task n°2 : Develop the software to make the robotized parts function (assigned to sonia.software@epitech.eu;<text:s/></text:span><text:a xlink:href="mailto:pauline_confirmed.software@epitech.eu" office:target-frame-name="_top" xlink:show="replace"><text:span text:style-name="T57">pauline_confirmed.software@epitech.eu</text:span></text:a><text:span text:style-name="T58">; )</text:span><text:span text:style-name="T59"><text:s/></text:span></text:p>
          <text:list text:continue-numbering="true">
            <text:list-item>
              <text:list>
                <text:list-item>
                  <text:p text:style-name="P60"><text:span text:style-name="T61">Use the code prototypes that will have been developed by<text:s/></text:span><text:a xlink:href="mailto:sonia.software@epitech.eu" office:target-frame-name="_top" xlink:show="replace"><text:span text:style-name="T62">sonia.software@epitech.eu</text:span></text:a><text:span text:style-name="T63"><text:s/>to build the software. Test your code very, very thoroughly. The testing part is very important on this specific task, be</text:span><text:span text:style-name="T64">cause we cannot afford to have a crash in the middle of a showcase. Moreover, you will not only have to test the software separately, but will also need to try and include it into the parts of the suit.</text:span></text:p>
                </text:list-item>
                <text:list-item>
                  <text:p text:style-name="P65">Communicate, when possible, with our hardware engineer, to ensure that the pieces he designed can handle the software.</text:p>
                </text:list-item>
              </text:list>
            </text:list-item>
          </text:list>
        </text:list-item>
      </text:list>
      <text:p text:style-name="Normal">Etape n°3 : Logistics management<text:s/></text:p>
      <text:list text:style-name="LFO2" text:continue-numbering="true">
        <text:list-item>
          <text:p text:style-name="P66">Task n°1 : Ensure that the suit is usable by non-tech people (assigned to everyone in the company)<text:s/></text:p>
          <text:list text:continue-numbering="true">
            <text:list-item>
              <text:list>
                <text:list-item>
                  <text:p text:style-name="P67">The goal of this feature is to make sure that the suit can be used by random people (assigned to everyone in the team)<text:s/></text:p>
                </text:list-item>
                <text:list-item>
                  <text:p text:style-name="P68">The goal of this feature is to make sure that the suit can be used by random people. For example, if the suit includes the possibility for users to interact with it, make sure it is possible by including simple commands like voiced for call)<text:s/></text:p>
                </text:list-item>
                <text:list-item>
                  <text:p text:style-name="P69">Else, if it is possible to interact with the suit by vocal commands, make sure that there is either a simple manual to guide the users, or someone to accompany them by demonstrating or explaining the features.</text:p>
                </text:list-item>
              </text:list>
            </text:list-item>
          </text:list>
        </text:list-item>
        <text:list-item>
          <text:p text:style-name="P70">Task n°2 : Ensure that the suit is easily and rapidly shippable anywhere in France<text:s/></text:p>
          <text:list text:continue-numbering="true">
            <text:list-item>
              <text:list>
                <text:list-item>
                  <text:p text:style-name="P71">This includes a safe transport service, solid and waterproof containers, and anything else you will judge necessary.</text:p>
                </text:list-item>
                <text:list-item>
                  <text:p text:style-name="P72">Do not hesitate to consult other members of the<text:s/>team to get some ideas. Communicate with our technical members to be warned whenever a prototype is no longer needed, so you can submit it to the test in order to determine if the transport is safe enough.</text:p>
                </text:list-item>
                <text:list-item>
                  <text:p text:style-name="P73">It is up to you to choose whether the transport will be handled by us or by an external company.</text:p>
                </text:list-item>
              </text:list>
            </text:list-item>
          </text:list>
        </text:list-item>
      </text:list>
      <text:p text:style-name="P74"/>
      <text:p text:style-name="P75">Finally, to explain how the project is going to be handled, here are some key points :<text:s/></text:p>
      <text:p text:style-name="P76">We are going to follow agile methods. This means that for every task, the development and the test will have to be conducted in parallel.</text:p>
      <text:p text:style-name="P77">Each team will have an assigned scrum board, which will have to be fed and kept up to date with all the task. Everyone should know exactly, and at any time, what the project state is by looking at the board.</text:p>
      <text:p text:style-name="P78">Every team leader will oversee<text:s/>his own scrum board and will therefore act as a scrum master. This person will supervise the prioritization of the tasks and will have to ensure that the board is up to date<text:s/></text:p>
      <text:p text:style-name="P79">Each member of the team will report to the team leader and follow his directions.</text:p>
      <text:p text:style-name="P80">Each team leader will report to the product owner.</text:p>
      <text:p text:style-name="P81">If you need to buy anything or to get any financial information , please ask our CFO.</text:p>
      <text:p text:style-name="P82">A Gantt chart has been created , retracing every detail of the project. If you disagree with any part, or if you feel<text:s/>that a modification is necessary, please contract our product manager.</text:p>
      <text:p text:style-name="P83"/>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nie Kimpuela</meta:initial-creator>
    <dc:creator>Lodi Hanna (DHL SY)</dc:creator>
    <meta:creation-date>2022-11-05T14:41:00Z</meta:creation-date>
    <dc:date>2022-11-06T16:40:00Z</dc:date>
    <meta:template xlink:href="Normal" xlink:type="simple"/>
    <meta:editing-cycles>6</meta:editing-cycles>
    <meta:editing-duration>PT0S</meta:editing-duration>
    <meta:user-defined meta:name="MSIP_Label_736915f3-2f02-4945-8997-f2963298db46_Enabled">true</meta:user-defined>
    <meta:user-defined meta:name="MSIP_Label_736915f3-2f02-4945-8997-f2963298db46_SetDate">2022-11-06T16:40:10Z</meta:user-defined>
    <meta:user-defined meta:name="MSIP_Label_736915f3-2f02-4945-8997-f2963298db46_Method">Standard</meta:user-defined>
    <meta:user-defined meta:name="MSIP_Label_736915f3-2f02-4945-8997-f2963298db46_Name">Internal</meta:user-defined>
    <meta:user-defined meta:name="MSIP_Label_736915f3-2f02-4945-8997-f2963298db46_SiteId">cd99fef8-1cd3-4a2a-9bdf-15531181d65e</meta:user-defined>
    <meta:user-defined meta:name="MSIP_Label_736915f3-2f02-4945-8997-f2963298db46_ActionId">4c16235f-3bfb-4894-b227-71ff6988a2d1</meta:user-defined>
    <meta:user-defined meta:name="MSIP_Label_736915f3-2f02-4945-8997-f2963298db46_ContentBits">1</meta:user-defined>
    <meta:document-statistic meta:page-count="1" meta:paragraph-count="12" meta:word-count="954" meta:character-count="6383" meta:row-count="45" meta:non-whitespace-character-count="5441"/>
  </office:meta>
</office:document-meta>
</file>